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officeooo:rsid="000bee62" officeooo:paragraph-rsid="000bee62" fo:background-color="#ffff00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text-properties officeooo:rsid="000bee62" officeooo:paragraph-rsid="000bee62" fo:background-color="#ffff00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0bee62" officeooo:paragraph-rsid="000bee62"/>
    </style:style>
    <style:style style:name="P7" style:family="paragraph" style:parent-style-name="Standard">
      <style:text-properties officeooo:rsid="000bee62" officeooo:paragraph-rsid="000bee62" fo:background-color="#ffff00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CTICA 6</text:p>
      <text:p text:style-name="P7"/>
      <text:p text:style-name="P7">VAGRANT </text:p>
      <text:p text:style-name="P7"/>
      <text:h text:style-name="P1" text:outline-level="2"><text:bookmark text:name="Instalaci.C3.B3n_de_Vagrant"/>Instalación de Vagrant</text:h>
      <text:p text:style-name="Text_20_body">Instrucciones para instalar Vagrant, VirtualBox y Ansible sobre Ubuntu 22.04 (Jammy Jellyfish): </text:p>
      <text:p text:style-name="P4"># Actualizar la lista de paquetes</text:p>
      <text:p text:style-name="P4">sudo apt update</text:p>
      <text:p text:style-name="P4"/>
      <text:p text:style-name="P4"># Instalar vagrant, ansible y virtualbox</text:p>
      <text:p text:style-name="P3">sudo apt install vagrant ansible virtualbox</text:p>
      <text:p text:style-name="Text_20_body">Si el paquete vagrant no está disponible tendrás que añadir manualmente el repo oficial y la clave GPG: </text:p>
      <text:p text:style-name="P4">wget -O - https://apt.releases.hashicorp.com/gpg | sudo gpg --dearmor -o /usr/share/keyrings/hashicorp-archive-keyring.gpg</text:p>
      <text:p text:style-name="P4"/>
      <text:p text:style-name="P4">echo "deb [signed-by=/usr/share/keyrings/hashicorp-archive-keyring.gpg] https://apt.releases.hashicorp.com $(lsb_release -cs) main" | sudo tee /etc/apt/sources.list.d/hashicorp.list</text:p>
      <text:p text:style-name="P4"/>
      <text:p text:style-name="P3">sudo apt update &amp;&amp; sudo apt install vagrant ansible virtualbox</text:p>
      <text:p text:style-name="P5"><text:span text:style-name="T1">Recomendación</text:span>: Cada vez que trabajes en un ejercicio de Vagrant, crea una carpeta diferente para cada entorno. De este modo, te <text:s text:c="2"/>asegurarás de que cada `Vagrantfile` está aislado y no interfiere con otros.</text:p>
      <text:p text:style-name="P7"/>
      <text:p text:style-name="P5"># Crear un directorio para el ejercicio</text:p>
      <text:p text:style-name="Preformatted_20_Text"><text:s/>mkdir ejercicio1</text:p>
      <text:p text:style-name="P2"><text:s/>cd ejercicio1</text:p>
      <text:p text:style-name="P2"/>
      <text:p text:style-name="P6">El vagrant en el portatil no quiere ir 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50:17.404294911</meta:creation-date>
    <dc:date>2025-01-07T20:31:21.825389719</dc:date>
    <meta:editing-duration>PT41M4S</meta:editing-duration>
    <meta:editing-cycles>1</meta:editing-cycles>
    <meta:document-statistic meta:table-count="0" meta:image-count="0" meta:object-count="0" meta:page-count="1" meta:paragraph-count="17" meta:word-count="141" meta:character-count="1051" meta:non-whitespace-character-count="920"/>
    <meta:generator>LibreOffice/7.5.9.2$Linux_X86_64 LibreOffice_project/50$Build-2</meta:generator>
  </office:meta>
</office:document-meta>
</file>